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5b9" officeooo:paragraph-rsid="000b65b9"/>
    </style:style>
    <style:style style:name="P2" style:family="paragraph" style:parent-style-name="Standard">
      <style:text-properties fo:font-size="18pt" officeooo:rsid="000b65b9" officeooo:paragraph-rsid="000b65b9" style:font-size-asian="18pt" style:font-size-complex="18pt"/>
    </style:style>
    <style:style style:name="P3" style:family="paragraph" style:parent-style-name="Standard">
      <style:text-properties fo:color="#800000" officeooo:rsid="000b65b9" officeooo:paragraph-rsid="000b65b9"/>
    </style:style>
    <style:style style:name="P4" style:family="paragraph" style:parent-style-name="Standard">
      <style:text-properties officeooo:rsid="000b65b9" officeooo:paragraph-rsid="000b65b9"/>
    </style:style>
    <style:style style:name="P5" style:family="paragraph" style:parent-style-name="Standard">
      <style:text-properties officeooo:rsid="000b65b9" officeooo:paragraph-rsid="000edf73"/>
    </style:style>
    <style:style style:name="P6" style:family="paragraph" style:parent-style-name="Standard">
      <style:text-properties fo:color="#800000" officeooo:rsid="000b65b9" officeooo:paragraph-rsid="000b65b9"/>
    </style:style>
    <style:style style:name="P7" style:family="paragraph" style:parent-style-name="Standard">
      <style:text-properties fo:color="#800000" officeooo:rsid="000c84e1" officeooo:paragraph-rsid="000c84e1"/>
    </style:style>
    <style:style style:name="P8" style:family="paragraph" style:parent-style-name="Standard">
      <style:text-properties fo:color="#800000" officeooo:rsid="00116c2e" officeooo:paragraph-rsid="00116c2e"/>
    </style:style>
    <style:style style:name="P9" style:family="paragraph" style:parent-style-name="Standard">
      <style:text-properties officeooo:rsid="000cf2b3" officeooo:paragraph-rsid="000cf2b3"/>
    </style:style>
    <style:style style:name="P10" style:family="paragraph" style:parent-style-name="Standard">
      <style:text-properties officeooo:rsid="00120aba" officeooo:paragraph-rsid="00120aba"/>
    </style:style>
    <style:style style:name="T1" style:family="text">
      <style:text-properties officeooo:rsid="000c84e1"/>
    </style:style>
    <style:style style:name="T2" style:family="text">
      <style:text-properties officeooo:rsid="000edf73"/>
    </style:style>
    <style:style style:name="T3" style:family="text">
      <style:text-properties officeooo:rsid="000f590b"/>
    </style:style>
    <style:style style:name="T4" style:family="text">
      <style:text-properties officeooo:rsid="000faa22"/>
    </style:style>
    <style:style style:name="T5" style:family="text">
      <style:text-properties officeooo:rsid="00120a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à poser</text:p>
      <text:p text:style-name="P1"/>
      <text:p text:style-name="P1"><text:span text:style-name="T4">X </text:span>Document : plusieurs exemplaires ? </text:p>
      <text:p text:style-name="P1"><text:span text:style-name="T4">X </text:span>Document : code de quoi ?</text:p>
      <text:p text:style-name="P1"><text:span text:style-name="T4">X </text:span>Client : dateRenouvellement ? Si aucun renouvellement ? <text:span text:style-name="T4">=&gt; vide si aucun renouvellement</text:span></text:p>
      <text:p text:style-name="P1">X Client : cb d'emprunts en cours max ?</text:p>
      <text:p text:style-name="P1"/>
      <text:p text:style-name="P9">J<text:span text:style-name="T2">F</text:span>rame (à partir de la console) / Applet (à partir d’un navigateur)</text:p>
      <text:p text:style-name="P1"/>
      <text:p text:style-name="P2">A faire</text:p>
      <text:p text:style-name="P1"/>
      <text:p text:style-name="P7">Rapport</text:p>
      <text:p text:style-name="P7"/>
      <text:p text:style-name="P8"><text:span text:style-name="T5">Persistance</text:span> =&gt; enregistre données</text:p>
      <text:p text:style-name="P3"/>
      <text:p text:style-name="P3">Choisir type de List =&gt; ArrayList</text:p>
      <text:p text:style-name="P1"/>
      <text:p text:style-name="P3">Initialiser une date</text:p>
      <text:p text:style-name="P1"><text:tab/>=&gt; pouvoir changer de dates =&gt; incrémenter la date (passer le jour)</text:p>
      <text:p text:style-name="P1"/>
      <text:p text:style-name="P3">Initialiser plusieurs médiathèques (peut etre au moins 3) avec localisations =&gt; fichiers txt</text:p>
      <text:p text:style-name="P1"><text:tab/>Initialiser localisations =&gt; fichier txt</text:p>
      <text:p text:style-name="P1"><text:tab/>Initialiser des documents =&gt; fichiers txt</text:p>
      <text:p text:style-name="P1"><text:tab/><text:tab/>Initialiser les genres présents dans la médiathèque =&gt; fichiers txt</text:p>
      <text:p text:style-name="P1"><text:tab/>Initialiser des clients =&gt; fichiers txt</text:p>
      <text:p text:style-name="P1"><text:tab/>=&gt; 1 fichier pour 1 mediatheque =</text:p>
      <text:p text:style-name="P1"><text:tab/><text:tab/><text:tab/>"mediatheque = nom</text:p>
      <text:p text:style-name="P1"><text:tab/><text:tab/><text:tab/><text:tab/>localisation1</text:p>
      <text:p text:style-name="P1"><text:tab/><text:tab/><text:tab/><text:tab/><text:tab/>genre1</text:p>
      <text:p text:style-name="P1"><text:tab/><text:tab/><text:tab/><text:tab/><text:tab/><text:tab/>livre</text:p>
      <text:p text:style-name="P1"><text:tab/><text:tab/><text:tab/><text:tab/><text:tab/><text:tab/><text:tab/>doc1 = titre</text:p>
      <text:p text:style-name="P1"><text:tab/><text:tab/><text:tab/><text:tab/><text:tab/><text:tab/><text:tab/><text:tab/>code</text:p>
      <text:p text:style-name="P1"><text:tab/><text:tab/><text:tab/><text:tab/><text:tab/><text:tab/><text:tab/><text:tab/>auteur</text:p>
      <text:p text:style-name="P1"><text:tab/><text:tab/><text:tab/><text:tab/><text:tab/><text:tab/><text:tab/><text:tab/>annee</text:p>
      <text:p text:style-name="P1"><text:tab/><text:tab/><text:tab/><text:tab/><text:tab/><text:tab/><text:tab/><text:tab/>nbEmprunts</text:p>
      <text:p text:style-name="P1"><text:tab/><text:tab/><text:tab/><text:tab/><text:tab/><text:tab/><text:tab/><text:tab/>nbPages</text:p>
      <text:p text:style-name="P1"><text:tab/><text:tab/><text:tab/><text:tab/><text:tab/><text:tab/><text:tab/>doc2</text:p>
      <text:p text:style-name="P1"><text:tab/><text:tab/><text:tab/><text:tab/><text:tab/><text:tab/><text:tab/>...</text:p>
      <text:p text:style-name="P1"><text:tab/><text:tab/><text:tab/><text:tab/><text:tab/><text:tab/>audio</text:p>
      <text:p text:style-name="P1"><text:tab/><text:tab/><text:tab/><text:tab/><text:tab/><text:tab/><text:tab/>doc1 = titre</text:p>
      <text:p text:style-name="P1"><text:tab/><text:tab/><text:tab/><text:tab/><text:tab/><text:tab/><text:tab/><text:tab/>code</text:p>
      <text:p text:style-name="P1"><text:tab/><text:tab/><text:tab/><text:tab/><text:tab/><text:tab/><text:tab/><text:tab/>auteur</text:p>
      <text:p text:style-name="P1"><text:tab/><text:tab/><text:tab/><text:tab/><text:tab/><text:tab/><text:tab/><text:tab/>annee</text:p>
      <text:p text:style-name="P1"><text:tab/><text:tab/><text:tab/><text:tab/><text:tab/><text:tab/><text:tab/><text:tab/>nbEmprunts</text:p>
      <text:p text:style-name="P1"><text:tab/><text:tab/><text:tab/><text:tab/><text:tab/><text:tab/><text:tab/><text:tab/>classification</text:p>
      <text:p text:style-name="P1"><text:tab/><text:tab/><text:tab/><text:tab/><text:tab/><text:tab/><text:tab/>doc2</text:p>
      <text:p text:style-name="P1"><text:tab/><text:tab/><text:tab/><text:tab/><text:tab/><text:tab/><text:tab/>...</text:p>
      <text:p text:style-name="P1"><text:tab/><text:tab/><text:tab/><text:tab/><text:tab/><text:tab/>video</text:p>
      <text:p text:style-name="P1"><text:tab/><text:tab/><text:tab/><text:tab/><text:tab/><text:tab/><text:tab/>doc1 = titre</text:p>
      <text:p text:style-name="P1"><text:tab/><text:tab/><text:tab/><text:tab/><text:tab/><text:tab/><text:tab/><text:tab/>code</text:p>
      <text:p text:style-name="P1"><text:tab/><text:tab/><text:tab/><text:tab/><text:tab/><text:tab/><text:tab/><text:tab/>auteur</text:p>
      <text:p text:style-name="P1"><text:soft-page-break/><text:tab/><text:tab/><text:tab/><text:tab/><text:tab/><text:tab/><text:tab/><text:tab/>annee</text:p>
      <text:p text:style-name="P1"><text:tab/><text:tab/><text:tab/><text:tab/><text:tab/><text:tab/><text:tab/><text:tab/>nbEmprunts</text:p>
      <text:p text:style-name="P1"><text:tab/><text:tab/><text:tab/><text:tab/><text:tab/><text:tab/><text:tab/><text:tab/>dureeFilm</text:p>
      <text:p text:style-name="P1"><text:tab/><text:tab/><text:tab/><text:tab/><text:tab/><text:tab/><text:tab/><text:tab/>mentionsLegales</text:p>
      <text:p text:style-name="P1"><text:tab/><text:tab/><text:tab/><text:tab/><text:tab/><text:tab/><text:tab/>doc2</text:p>
      <text:p text:style-name="P1"><text:tab/><text:tab/><text:tab/><text:tab/><text:tab/><text:tab/><text:tab/>...</text:p>
      <text:p text:style-name="P1"><text:tab/><text:tab/><text:tab/><text:tab/><text:tab/>genre2</text:p>
      <text:p text:style-name="P1"><text:tab/><text:tab/><text:tab/><text:tab/><text:tab/><text:tab/>...</text:p>
      <text:p text:style-name="P1"><text:tab/><text:tab/><text:tab/><text:tab/>localisation2</text:p>
      <text:p text:style-name="P1"><text:tab/><text:tab/><text:tab/><text:tab/><text:tab/>...</text:p>
      <text:p text:style-name="P1"><text:tab/><text:tab/><text:tab/>categorie1</text:p>
      <text:p text:style-name="P1"><text:tab/><text:tab/><text:tab/><text:tab/>client1</text:p>
      <text:p text:style-name="P1"><text:tab/><text:tab/><text:tab/><text:tab/><text:tab/>nom</text:p>
      <text:p text:style-name="P1"><text:tab/><text:tab/><text:tab/><text:tab/><text:tab/>prenom</text:p>
      <text:p text:style-name="P1"><text:tab/><text:tab/><text:tab/><text:tab/><text:tab/>adresse</text:p>
      <text:p text:style-name="P1"><text:tab/><text:tab/><text:tab/><text:tab/><text:tab/>dateInscription</text:p>
      <text:p text:style-name="P1"><text:tab/><text:tab/><text:tab/><text:tab/><text:tab/>dateRenouvellement</text:p>
      <text:p text:style-name="P1"><text:tab/><text:tab/><text:tab/><text:tab/><text:tab/>nbEmpruntsEffectues</text:p>
      <text:p text:style-name="P1"><text:tab/><text:tab/><text:tab/><text:tab/><text:tab/>nbEmpruntsDepasses</text:p>
      <text:p text:style-name="P1"><text:tab/><text:tab/><text:tab/><text:tab/><text:tab/>nbEmpruntsEnCours</text:p>
      <text:p text:style-name="P1"><text:tab/><text:tab/><text:tab/><text:tab/><text:tab/>codeReduction</text:p>
      <text:p text:style-name="P1"><text:tab/><text:tab/><text:tab/><text:tab/><text:tab/>categorie</text:p>
      <text:p text:style-name="P1"><text:tab/><text:tab/><text:tab/><text:tab/>client2</text:p>
      <text:p text:style-name="P1"><text:tab/><text:tab/><text:tab/><text:tab/><text:tab/>...</text:p>
      <text:p text:style-name="P1"><text:tab/><text:tab/><text:tab/>categorie2</text:p>
      <text:p text:style-name="P1"><text:tab/><text:tab/><text:tab/><text:tab/>...</text:p>
      <text:p text:style-name="P1"><text:tab/><text:tab/><text:tab/>...</text:p>
      <text:p text:style-name="P1"><text:tab/><text:tab/><text:tab/>"</text:p>
      <text:p text:style-name="P1"/>
      <text:p text:style-name="P1"/>
      <text:p text:style-name="P3">Gestion des documents</text:p>
      <text:p text:style-name="P5"><text:tab/><text:span text:style-name="T2">Faire des exemplaires</text:span></text:p>
      <text:p text:style-name="P5"><text:tab/><text:tab/><text:span text:style-name="T2">=&gt; Plusieurs documents dans la liste</text:span></text:p>
      <text:p text:style-name="P5"/>
      <text:p text:style-name="P5"><text:tab/>Ajout d'un document</text:p>
      <text:p text:style-name="P1"><text:tab/><text:tab/>addDocument dans mediatheque (nb exemplaires ?)</text:p>
      <text:p text:style-name="P1"><text:tab/><text:tab/><text:tab/>verifier si livre pas deja dans mediatheque</text:p>
      <text:p text:style-name="P1"><text:tab/><text:tab/><text:tab/>mise à jour de List&lt;Genre&gt;</text:p>
      <text:p text:style-name="P1"><text:tab/><text:tab/><text:tab/><text:tab/>addGenre si pas déjà dans la liste</text:p>
      <text:p text:style-name="P1"><text:tab/><text:tab/><text:tab/><text:tab/>verifier si genre existe =&gt; proposer les genres</text:p>
      <text:p text:style-name="P1"><text:tab/><text:tab/><text:tab/>modifier constructeur() -&gt; livre, audio, video</text:p>
      <text:p text:style-name="P1"><text:tab/><text:tab/><text:tab/><text:tab/>faire demande d'info dans constructeur et initialiser attributs</text:p>
      <text:p text:style-name="P1"><text:tab/><text:tab/><text:tab/><text:tab/><text:tab/>pas oublier scan.nextLine()</text:p>
      <text:p text:style-name="P1"><text:tab/><text:tab/><text:tab/><text:tab/><text:tab/>verifier si localisation existe dans mediatheque =&gt; proposer les localisations</text:p>
      <text:p text:style-name="P1"/>
      <text:p text:style-name="P1"><text:tab/>Réservation d'un document (durée, utilisateur)</text:p>
      <text:p text:style-name="P1"><text:tab/><text:tab/><text:span text:style-name="T3">Nombre d’emprunts max = 3</text:span></text:p>
      <text:p text:style-name="P1"><text:tab/><text:tab/>création d'une FicheEmprunt</text:p>
      <text:p text:style-name="P1"><text:tab/><text:tab/><text:tab/>constructeur()</text:p>
      <text:p text:style-name="P1"><text:tab/><text:tab/><text:tab/><text:tab/>faire demande d'info dans constructeur et initialiser attributs</text:p>
      <text:p text:style-name="P1"><text:tab/><text:tab/><text:tab/><text:tab/><text:tab/>verifier si document existe =&gt; proposer document</text:p>
      <text:p text:style-name="P1"><text:soft-page-break/><text:tab/><text:tab/><text:tab/><text:tab/><text:tab/>verifier si client existe =&gt; proposer client</text:p>
      <text:p text:style-name="P1"><text:tab/><text:tab/><text:tab/>dans mediatheque : document =&gt; emprunté</text:p>
      <text:p text:style-name="P1"><text:tab/><text:tab/><text:tab/>dans mediatheque : client =&gt; changer emprunts</text:p>
      <text:p text:style-name="P1"><text:tab/><text:tab/><text:tab/></text:p>
      <text:p text:style-name="P1"><text:tab/>? Consulter liste des documents</text:p>
      <text:p text:style-name="P1"><text:tab/><text:tab/>consulter par genres</text:p>
      <text:p text:style-name="P1"><text:tab/><text:tab/>consulter par localisation</text:p>
      <text:p text:style-name="P1"><text:tab/><text:tab/>consulter dans l'odre alphabetique</text:p>
      <text:p text:style-name="P1"><text:tab/><text:tab/>consulter par auteur</text:p>
      <text:p text:style-name="P10"><text:tab/><text:tab/>nbEmprunts = somme pour tous les exemplaires d’un meme document</text:p>
      <text:p text:style-name="P1"/>
      <text:p text:style-name="P1"><text:tab/>Annulation de réservation</text:p>
      <text:p text:style-name="P1"><text:tab/><text:tab/>accès aux fiches emprunts</text:p>
      <text:p text:style-name="P1"><text:tab/><text:tab/>verifier si document existe parmi fiche =&gt; proposer documents</text:p>
      <text:p text:style-name="P1"><text:tab/><text:tab/>verifier si client existe parmi fiche =&gt; proposer client en fonction de document</text:p>
      <text:p text:style-name="P1"><text:tab/><text:tab/>dans mediatheque</text:p>
      <text:p text:style-name="P1"/>
      <text:p text:style-name="P3">Gestion des utilisateurs</text:p>
      <text:p text:style-name="P1"><text:tab/>Ajout d'un client</text:p>
      <text:p text:style-name="P1"><text:tab/><text:tab/>addClient dans mediatheque</text:p>
      <text:p text:style-name="P1"><text:tab/><text:tab/><text:tab/>verifier si client pas deja dans mediatheque</text:p>
      <text:p text:style-name="P1"><text:tab/><text:tab/><text:tab/>verifier si categorie existe =&gt; proposer categorie</text:p>
      <text:p text:style-name="P1"/>
      <text:p text:style-name="P1"><text:tab/>Consulter fichier client</text:p>
      <text:p text:style-name="P1"><text:tab/><text:tab/>consulter par categories</text:p>
      <text:p text:style-name="P1"><text:tab/><text:tab/>consulter par ordre alphabétique</text:p>
      <text:p text:style-name="P1"><text:tab/><text:tab/>consulter par ordre d'ancienneté</text:p>
      <text:p text:style-name="P1"><text:tab/><text:tab/>verifier si client existe =&gt; proposer clients</text:p>
      <text:p text:style-name="P1"/>
      <text:p text:style-name="P1"><text:tab/><text:span text:style-name="T1">Relance des emprunts auprès des clients</text:span></text:p>
      <text:p text:style-name="P1"><text:tab/><text:tab/><text:span text:style-name="T1">J-7, J-1</text:span></text:p>
      <text:p text:style-name="P1"><text:tab/><text:tab/></text:p>
      <text:p text:style-name="P1"><text:tab/>? Suppression d'un client au bout d'un certaine duré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6:53:52.005723982</meta:creation-date>
    <dc:date>2016-10-17T09:39:31.109708820</dc:date>
    <meta:editing-duration>PT57M33S</meta:editing-duration>
    <meta:editing-cycles>8</meta:editing-cycles>
    <meta:generator>LibreOffice/5.1.3.2$Linux_X86_64 LibreOffice_project/10m0$Build-2</meta:generator>
    <meta:document-statistic meta:table-count="0" meta:image-count="0" meta:object-count="0" meta:page-count="3" meta:paragraph-count="119" meta:word-count="432" meta:character-count="3297" meta:non-whitespace-character-count="2542"/>
  </office:meta>
</office:document-meta>
</file>